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/>
    </style:style>
    <style:style style:name="ce8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</style:style>
    <style:style style:name="ce10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99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number-columns-repeated="2" table:default-cell-style-name="ce7"/>
        <table:table-column table:style-name="co1" table:number-columns-repeated="2" table:default-cell-style-name="ce9"/>
        <table:table-column table:style-name="co1" table:number-columns-repeated="2" table:default-cell-style-name="ce11"/>
        <table:table-column table:style-name="co1" table:number-columns-repeated="2" table:default-cell-style-name="ce1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<text:s/>--delay</text:p>
          </table:table-cell>
          <table:table-cell table:style-name="ce1" office:value-type="string" calcext:value-type="string" table:number-columns-spanned="1" table:number-rows-spanned="2">
            <text:p><text:s/>--selfEvents%</text:p>
          </table:table-cell>
          <table:table-cell table:style-name="ce1" office:value-type="string" calcext:value-type="string" table:number-columns-spanned="1" table:number-rows-spanned="2">
            <text:p><text:s/>--eventsPerAgent</text:p>
          </table:table-cell>
          <table:table-cell table:style-name="ce2" office:value-type="string" calcext:value-type="string" table:number-columns-spanned="2" table:number-rows-spanned="1">
            <text:p>Link list + vector (insert sort)</text:p>
          </table:table-cell>
          <table:covered-table-cell/>
          <table:table-cell table:style-name="ce4" office:value-type="string" calcext:value-type="string" table:number-columns-spanned="2" table:number-rows-spanned="1">
            <text:p>Link list + multi_set</text:p>
          </table:table-cell>
          <table:covered-table-cell table:style-name="ce4"/>
          <table:table-cell table:style-name="ce6" office:value-type="string" calcext:value-type="string" table:number-columns-spanned="2" table:number-rows-spanned="1">
            <text:p>Link list + heap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Vector + multi_set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Vector + Heap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Vector + Vector (std::sort)</text:p>
          </table:table-cell>
          <table:covered-table-cell table:style-name="ce12"/>
          <table:table-cell table:style-name="ce14" office:value-type="string" calcext:value-type="string" table:number-columns-spanned="1" table:number-rows-spanned="2">
            <text:p>VecVec vs </text:p>
            <text:p>List_list</text:p>
          </table:table-cell>
          <table:table-cell table:style-name="ce14" office:value-type="string" calcext:value-type="string" table:number-columns-spanned="1" table:number-rows-spanned="2">
            <text:p>VecVec vs</text:p>
            <text:p>List_multi_set</text:p>
          </table:table-cell>
          <table:table-cell table:style-name="ce14" office:value-type="string" calcext:value-type="string" table:number-columns-spanned="1" table:number-rows-spanned="2">
            <text:p>VecVec vs</text:p>
            <text:p>List_heap</text:p>
          </table:table-cell>
          <table:table-cell table:style-name="ce14" office:value-type="string" calcext:value-type="string" table:number-columns-spanned="1" table:number-rows-spanned="2">
            <text:p>VecVec vs</text:p>
            <text:p>vec_multiset</text:p>
          </table:table-cell>
          <table:table-cell table:style-name="ce14" office:value-type="string" calcext:value-type="string" table:number-columns-spanned="1" table:number-rows-spanned="2">
            <text:p>VecVec vs</text:p>
            <text:p>vec_heap</text:p>
          </table:table-cell>
          <table:table-cell office:value-type="string" calcext:value-type="string" table:number-columns-spanned="1" table:number-rows-spanned="2">
            <text:p>VecVec vs </text:p>
            <text:p>VecVec</text:p>
          </table:table-cell>
        </table:table-row>
        <table:table-row table:style-name="ro1">
          <table:covered-table-cell table:number-columns-repeated="3" table:style-name="ce1"/>
          <table:table-cell office:value-type="string" calcext:value-type="string">
            <text:p>memory_mean</text:p>
          </table:table-cell>
          <table:table-cell office:value-type="string" calcext:value-type="string">
            <text:p><text:s/>memory_sd</text:p>
          </table:table-cell>
          <table:table-cell office:value-type="string" calcext:value-type="string">
            <text:p>memory_mean</text:p>
          </table:table-cell>
          <table:table-cell office:value-type="string" calcext:value-type="string">
            <text:p><text:s/>memory_sd</text:p>
          </table:table-cell>
          <table:table-cell office:value-type="string" calcext:value-type="string">
            <text:p><text:s/>memory_mean</text:p>
          </table:table-cell>
          <table:table-cell office:value-type="string" calcext:value-type="string">
            <text:p><text:s/>memory_sd</text:p>
          </table:table-cell>
          <table:table-cell office:value-type="string" calcext:value-type="string">
            <text:p>memory_mean</text:p>
          </table:table-cell>
          <table:table-cell office:value-type="string" calcext:value-type="string">
            <text:p><text:s/>memory_sd</text:p>
          </table:table-cell>
          <table:table-cell office:value-type="string" calcext:value-type="string">
            <text:p><text:s/>memory_mean</text:p>
          </table:table-cell>
          <table:table-cell office:value-type="string" calcext:value-type="string">
            <text:p><text:s/>memory_sd</text:p>
          </table:table-cell>
          <table:table-cell office:value-type="string" calcext:value-type="string">
            <text:p>memory_mean</text:p>
          </table:table-cell>
          <table:table-cell office:value-type="string" calcext:value-type="string">
            <text:p><text:s/>memory_sd</text:p>
          </table:table-cell>
          <table:covered-table-cell table:number-columns-repeated="3"/>
          <table:covered-table-cell table:number-columns-repeated="2" table:style-name="ce14"/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88" calcext:value-type="float">
            <text:p>938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390.67" calcext:value-type="float">
            <text:p>9390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386.67" calcext:value-type="float">
            <text:p>9386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26.67" calcext:value-type="float">
            <text:p>9526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529.33" calcext:value-type="float">
            <text:p>9529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29.33" calcext:value-type="float">
            <text:p>9529.33</text:p>
          </table:table-cell>
          <table:table-cell office:value-type="float" office:value="1.88562" calcext:value-type="float">
            <text:p>1.88562</text:p>
          </table:table-cell>
          <table:table-cell table:formula="of:=([.N3]-[.D3])/[.D3]" office:value-type="float" office:value="0.0150543246697912" calcext:value-type="float">
            <text:p>0.0150543247</text:p>
          </table:table-cell>
          <table:table-cell table:formula="of:=([.N3]-[.F3])/[.F3]" office:value-type="float" office:value="0.0147657195918928" calcext:value-type="float">
            <text:p>0.0147657196</text:p>
          </table:table-cell>
          <table:table-cell table:formula="of:=([.N3]-[.H3])/[.H3]" office:value-type="float" office:value="0.0151981480120213" calcext:value-type="float">
            <text:p>0.015198148</text:p>
          </table:table-cell>
          <table:table-cell table:formula="of:=([.N3]-[.J3])/[.J3]" office:value-type="float" office:value="0.000279216137433107" calcext:value-type="float">
            <text:p>0.0002792161</text:p>
          </table:table-cell>
          <table:table-cell table:formula="of:=([.N3]-[.L3])/[.L3]" office:value-type="float" office:value="0" calcext:value-type="float">
            <text:p>0</text:p>
          </table:table-cell>
          <table:table-cell table:formula="of:=([.N3]-[.N3])/[.N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25.33" calcext:value-type="float">
            <text:p>952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57.33" calcext:value-type="float">
            <text:p>9557.33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530.67" calcext:value-type="float">
            <text:p>9530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650.67" calcext:value-type="float">
            <text:p>9650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622.67" calcext:value-type="float">
            <text:p>9622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612" calcext:value-type="float">
            <text:p>9612</text:p>
          </table:table-cell>
          <table:table-cell office:value-type="float" office:value="3.26599" calcext:value-type="float">
            <text:p>3.26599</text:p>
          </table:table-cell>
          <table:table-cell table:formula="of:=([.N4]-[.D4])/[.D4]" office:value-type="float" office:value="0.00909889736103632" calcext:value-type="float">
            <text:p>0.0090988974</text:p>
          </table:table-cell>
          <table:table-cell table:formula="of:=([.N4]-[.F4])/[.F4]" office:value-type="float" office:value="0.00572021683880331" calcext:value-type="float">
            <text:p>0.0057202168</text:p>
          </table:table-cell>
          <table:table-cell table:formula="of:=([.N4]-[.H4])/[.H4]" office:value-type="float" office:value="0.00853350289119232" calcext:value-type="float">
            <text:p>0.0085335029</text:p>
          </table:table-cell>
          <table:table-cell table:formula="of:=([.N4]-[.J4])/[.J4]" office:value-type="float" office:value="-0.00400697568148119" calcext:value-type="float">
            <text:p>-0.0040069757</text:p>
          </table:table-cell>
          <table:table-cell table:formula="of:=([.N4]-[.L4])/[.L4]" office:value-type="float" office:value="-0.00110883985421926" calcext:value-type="float">
            <text:p>-0.0011088399</text:p>
          </table:table-cell>
          <table:table-cell table:formula="of:=([.N4]-[.N4])/[.N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73.33" calcext:value-type="float">
            <text:p>9673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37.33" calcext:value-type="float">
            <text:p>973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00" calcext:value-type="float">
            <text:p>970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769.33" calcext:value-type="float">
            <text:p>9769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68" calcext:value-type="float">
            <text:p>9768</text:p>
          </table:table-cell>
          <table:table-cell office:value-type="float" office:value="0" calcext:value-type="float">
            <text:p>0</text:p>
          </table:table-cell>
          <table:table-cell office:value-type="float" office:value="9816" calcext:value-type="float">
            <text:p>9816</text:p>
          </table:table-cell>
          <table:table-cell office:value-type="float" office:value="3.26599" calcext:value-type="float">
            <text:p>3.26599</text:p>
          </table:table-cell>
          <table:table-cell table:formula="of:=([.N5]-[.D5])/[.D5]" office:value-type="float" office:value="0.0147487990175048" calcext:value-type="float">
            <text:p>0.014748799</text:p>
          </table:table-cell>
          <table:table-cell table:formula="of:=([.N5]-[.F5])/[.F5]" office:value-type="float" office:value="0.00807921678735342" calcext:value-type="float">
            <text:p>0.0080792168</text:p>
          </table:table-cell>
          <table:table-cell table:formula="of:=([.N5]-[.H5])/[.H5]" office:value-type="float" office:value="0.0119587628865979" calcext:value-type="float">
            <text:p>0.0119587629</text:p>
          </table:table-cell>
          <table:table-cell table:formula="of:=([.N5]-[.J5])/[.J5]" office:value-type="float" office:value="0.00477719557021823" calcext:value-type="float">
            <text:p>0.0047771956</text:p>
          </table:table-cell>
          <table:table-cell table:formula="of:=([.N5]-[.L5])/[.L5]" office:value-type="float" office:value="0.00491400491400491" calcext:value-type="float">
            <text:p>0.0049140049</text:p>
          </table:table-cell>
          <table:table-cell table:formula="of:=([.N5]-[.N5])/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88" calcext:value-type="float">
            <text:p>978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804" calcext:value-type="float">
            <text:p>9804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802.67" calcext:value-type="float">
            <text:p>9802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881.33" calcext:value-type="float">
            <text:p>988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865.33" calcext:value-type="float">
            <text:p>986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832" calcext:value-type="float">
            <text:p>9832</text:p>
          </table:table-cell>
          <table:table-cell office:value-type="float" office:value="3.26599" calcext:value-type="float">
            <text:p>3.26599</text:p>
          </table:table-cell>
          <table:table-cell table:formula="of:=([.N6]-[.D6])/[.D6]" office:value-type="float" office:value="0.0044953003677973" calcext:value-type="float">
            <text:p>0.0044953004</text:p>
          </table:table-cell>
          <table:table-cell table:formula="of:=([.N6]-[.F6])/[.F6]" office:value-type="float" office:value="0.00285597715218278" calcext:value-type="float">
            <text:p>0.0028559772</text:p>
          </table:table-cell>
          <table:table-cell table:formula="of:=([.N6]-[.H6])/[.H6]" office:value-type="float" office:value="0.00299204196407713" calcext:value-type="float">
            <text:p>0.002992042</text:p>
          </table:table-cell>
          <table:table-cell table:formula="of:=([.N6]-[.J6])/[.J6]" office:value-type="float" office:value="-0.00499224294705267" calcext:value-type="float">
            <text:p>-0.0049922429</text:p>
          </table:table-cell>
          <table:table-cell table:formula="of:=([.N6]-[.L6])/[.L6]" office:value-type="float" office:value="-0.00337849823574071" calcext:value-type="float">
            <text:p>-0.0033784982</text:p>
          </table:table-cell>
          <table:table-cell table:formula="of:=([.N6]-[.N6])/[.N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8970.67" calcext:value-type="float">
            <text:p>8970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993.33" calcext:value-type="float">
            <text:p>8993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977.33" calcext:value-type="float">
            <text:p>897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088" calcext:value-type="float">
            <text:p>9088</text:p>
          </table:table-cell>
          <table:table-cell office:value-type="float" office:value="0" calcext:value-type="float">
            <text:p>0</text:p>
          </table:table-cell>
          <table:table-cell office:value-type="float" office:value="9122.67" calcext:value-type="float">
            <text:p>9122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24" calcext:value-type="float">
            <text:p>9124</text:p>
          </table:table-cell>
          <table:table-cell office:value-type="float" office:value="0" calcext:value-type="float">
            <text:p>0</text:p>
          </table:table-cell>
          <table:table-cell table:formula="of:=([.N7]-[.D7])/[.D7]" office:value-type="float" office:value="0.0170923687974254" calcext:value-type="float">
            <text:p>0.0170923688</text:p>
          </table:table-cell>
          <table:table-cell table:formula="of:=([.N7]-[.F7])/[.F7]" office:value-type="float" office:value="0.0145296569791168" calcext:value-type="float">
            <text:p>0.014529657</text:p>
          </table:table-cell>
          <table:table-cell table:formula="of:=([.N7]-[.H7])/[.H7]" office:value-type="float" office:value="0.0163378198194786" calcext:value-type="float">
            <text:p>0.0163378198</text:p>
          </table:table-cell>
          <table:table-cell table:formula="of:=([.N7]-[.J7])/[.J7]" office:value-type="float" office:value="0.0039612676056338" calcext:value-type="float">
            <text:p>0.0039612676</text:p>
          </table:table-cell>
          <table:table-cell table:formula="of:=([.N7]-[.L7])/[.L7]" office:value-type="float" office:value="0.000145790651201888" calcext:value-type="float">
            <text:p>0.0001457907</text:p>
          </table:table-cell>
          <table:table-cell table:formula="of:=([.N7]-[.N7])/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016" calcext:value-type="float">
            <text:p>9016</text:p>
          </table:table-cell>
          <table:table-cell office:value-type="float" office:value="0" calcext:value-type="float">
            <text:p>0</text:p>
          </table:table-cell>
          <table:table-cell office:value-type="float" office:value="9041.33" calcext:value-type="float">
            <text:p>904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020" calcext:value-type="float">
            <text:p>9020</text:p>
          </table:table-cell>
          <table:table-cell office:value-type="float" office:value="0" calcext:value-type="float">
            <text:p>0</text:p>
          </table:table-cell>
          <table:table-cell office:value-type="float" office:value="9166.67" calcext:value-type="float">
            <text:p>9166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152" calcext:value-type="float">
            <text:p>9152</text:p>
          </table:table-cell>
          <table:table-cell office:value-type="float" office:value="0" calcext:value-type="float">
            <text:p>0</text:p>
          </table:table-cell>
          <table:table-cell office:value-type="float" office:value="9112" calcext:value-type="float">
            <text:p>9112</text:p>
          </table:table-cell>
          <table:table-cell office:value-type="float" office:value="0" calcext:value-type="float">
            <text:p>0</text:p>
          </table:table-cell>
          <table:table-cell table:formula="of:=([.N8]-[.D8])/[.D8]" office:value-type="float" office:value="0.0106477373558119" calcext:value-type="float">
            <text:p>0.0106477374</text:p>
          </table:table-cell>
          <table:table-cell table:formula="of:=([.N8]-[.F8])/[.F8]" office:value-type="float" office:value="0.00781632790750919" calcext:value-type="float">
            <text:p>0.0078163279</text:p>
          </table:table-cell>
          <table:table-cell table:formula="of:=([.N8]-[.H8])/[.H8]" office:value-type="float" office:value="0.01019955654102" calcext:value-type="float">
            <text:p>0.0101995565</text:p>
          </table:table-cell>
          <table:table-cell table:formula="of:=([.N8]-[.J8])/[.J8]" office:value-type="float" office:value="-0.00596399783127352" calcext:value-type="float">
            <text:p>-0.0059639978</text:p>
          </table:table-cell>
          <table:table-cell table:formula="of:=([.N8]-[.L8])/[.L8]" office:value-type="float" office:value="-0.00437062937062937" calcext:value-type="float">
            <text:p>-0.0043706294</text:p>
          </table:table-cell>
          <table:table-cell table:formula="of:=([.N8]-[.N8])/[.N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036" calcext:value-type="float">
            <text:p>9036</text:p>
          </table:table-cell>
          <table:table-cell office:value-type="float" office:value="0" calcext:value-type="float">
            <text:p>0</text:p>
          </table:table-cell>
          <table:table-cell office:value-type="float" office:value="9110.67" calcext:value-type="float">
            <text:p>9110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078.67" calcext:value-type="float">
            <text:p>907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58.67" calcext:value-type="float">
            <text:p>915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73.33" calcext:value-type="float">
            <text:p>9173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64" calcext:value-type="float">
            <text:p>9164</text:p>
          </table:table-cell>
          <table:table-cell office:value-type="float" office:value="0" calcext:value-type="float">
            <text:p>0</text:p>
          </table:table-cell>
          <table:table-cell table:formula="of:=([.N9]-[.D9])/[.D9]" office:value-type="float" office:value="0.0141655599822931" calcext:value-type="float">
            <text:p>0.01416556</text:p>
          </table:table-cell>
          <table:table-cell table:formula="of:=([.N9]-[.F9])/[.F9]" office:value-type="float" office:value="0.00585357608167126" calcext:value-type="float">
            <text:p>0.0058535761</text:p>
          </table:table-cell>
          <table:table-cell table:formula="of:=([.N9]-[.H9])/[.H9]" office:value-type="float" office:value="0.00939895381151644" calcext:value-type="float">
            <text:p>0.0093989538</text:p>
          </table:table-cell>
          <table:table-cell table:formula="of:=([.N9]-[.J9])/[.J9]" office:value-type="float" office:value="0.000581962228140104" calcext:value-type="float">
            <text:p>0.0005819622</text:p>
          </table:table-cell>
          <table:table-cell table:formula="of:=([.N9]-[.L9])/[.L9]" office:value-type="float" office:value="-0.00101707885795016" calcext:value-type="float">
            <text:p>-0.0010170789</text:p>
          </table:table-cell>
          <table:table-cell table:formula="of:=([.N9]-[.N9])/[.N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085.33" calcext:value-type="float">
            <text:p>908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36" calcext:value-type="float">
            <text:p>9136</text:p>
          </table:table-cell>
          <table:table-cell office:value-type="float" office:value="0" calcext:value-type="float">
            <text:p>0</text:p>
          </table:table-cell>
          <table:table-cell office:value-type="float" office:value="9106.67" calcext:value-type="float">
            <text:p>9106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201.33" calcext:value-type="float">
            <text:p>920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88" calcext:value-type="float">
            <text:p>918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189.33" calcext:value-type="float">
            <text:p>9189.33</text:p>
          </table:table-cell>
          <table:table-cell office:value-type="float" office:value="1.88562" calcext:value-type="float">
            <text:p>1.88562</text:p>
          </table:table-cell>
          <table:table-cell table:formula="of:=([.N10]-[.D10])/[.D10]" office:value-type="float" office:value="0.0114470250392666" calcext:value-type="float">
            <text:p>0.011447025</text:p>
          </table:table-cell>
          <table:table-cell table:formula="of:=([.N10]-[.F10])/[.F10]" office:value-type="float" office:value="0.00583734676007004" calcext:value-type="float">
            <text:p>0.0058373468</text:p>
          </table:table-cell>
          <table:table-cell table:formula="of:=([.N10]-[.H10])/[.H10]" office:value-type="float" office:value="0.00907686344185085" calcext:value-type="float">
            <text:p>0.0090768634</text:p>
          </table:table-cell>
          <table:table-cell table:formula="of:=([.N10]-[.J10])/[.J10]" office:value-type="float" office:value="-0.00130415929001568" calcext:value-type="float">
            <text:p>-0.0013041593</text:p>
          </table:table-cell>
          <table:table-cell table:formula="of:=([.N10]-[.L10])/[.L10]" office:value-type="float" office:value="0.00014475402699172" calcext:value-type="float">
            <text:p>0.000144754</text:p>
          </table:table-cell>
          <table:table-cell table:formula="of:=([.N10]-[.N10])/[.N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81.33" calcext:value-type="float">
            <text:p>948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21.33" calcext:value-type="float">
            <text:p>952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488" calcext:value-type="float">
            <text:p>9488</text:p>
          </table:table-cell>
          <table:table-cell office:value-type="float" office:value="0" calcext:value-type="float">
            <text:p>0</text:p>
          </table:table-cell>
          <table:table-cell office:value-type="float" office:value="9701.33" calcext:value-type="float">
            <text:p>970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678.67" calcext:value-type="float">
            <text:p>9678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688" calcext:value-type="float">
            <text:p>9688</text:p>
          </table:table-cell>
          <table:table-cell office:value-type="float" office:value="0" calcext:value-type="float">
            <text:p>0</text:p>
          </table:table-cell>
          <table:table-cell table:formula="of:=([.N11]-[.D11])/[.D11]" office:value-type="float" office:value="0.0217975748128164" calcext:value-type="float">
            <text:p>0.0217975748</text:p>
          </table:table-cell>
          <table:table-cell table:formula="of:=([.N11]-[.F11])/[.F11]" office:value-type="float" office:value="0.0175049074026423" calcext:value-type="float">
            <text:p>0.0175049074</text:p>
          </table:table-cell>
          <table:table-cell table:formula="of:=([.N11]-[.H11])/[.H11]" office:value-type="float" office:value="0.021079258010118" calcext:value-type="float">
            <text:p>0.021079258</text:p>
          </table:table-cell>
          <table:table-cell table:formula="of:=([.N11]-[.J11])/[.J11]" office:value-type="float" office:value="-0.00137403840504342" calcext:value-type="float">
            <text:p>-0.0013740384</text:p>
          </table:table-cell>
          <table:table-cell table:formula="of:=([.N11]-[.L11])/[.L11]" office:value-type="float" office:value="0.000963975422242925" calcext:value-type="float">
            <text:p>0.0009639754</text:p>
          </table:table-cell>
          <table:table-cell table:formula="of:=([.N11]-[.N11])/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53.33" calcext:value-type="float">
            <text:p>9653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10.67" calcext:value-type="float">
            <text:p>9710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02.67" calcext:value-type="float">
            <text:p>9702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966.67" calcext:value-type="float">
            <text:p>9966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948" calcext:value-type="float">
            <text:p>9948</text:p>
          </table:table-cell>
          <table:table-cell office:value-type="float" office:value="0" calcext:value-type="float">
            <text:p>0</text:p>
          </table:table-cell>
          <table:table-cell office:value-type="float" office:value="9973.33" calcext:value-type="float">
            <text:p>9973.33</text:p>
          </table:table-cell>
          <table:table-cell office:value-type="float" office:value="1.88562" calcext:value-type="float">
            <text:p>1.88562</text:p>
          </table:table-cell>
          <table:table-cell table:formula="of:=([.N12]-[.D12])/[.D12]" office:value-type="float" office:value="0.0331491827172592" calcext:value-type="float">
            <text:p>0.0331491827</text:p>
          </table:table-cell>
          <table:table-cell table:formula="of:=([.N12]-[.F12])/[.F12]" office:value-type="float" office:value="0.0270485970586993" calcext:value-type="float">
            <text:p>0.0270485971</text:p>
          </table:table-cell>
          <table:table-cell table:formula="of:=([.N12]-[.H12])/[.H12]" office:value-type="float" office:value="0.0278954143550177" calcext:value-type="float">
            <text:p>0.0278954144</text:p>
          </table:table-cell>
          <table:table-cell table:formula="of:=([.N12]-[.J12])/[.J12]" office:value-type="float" office:value="0.000668227201261791" calcext:value-type="float">
            <text:p>0.0006682272</text:p>
          </table:table-cell>
          <table:table-cell table:formula="of:=([.N12]-[.L12])/[.L12]" office:value-type="float" office:value="0.00254624045034177" calcext:value-type="float">
            <text:p>0.0025462405</text:p>
          </table:table-cell>
          <table:table-cell table:formula="of:=([.N12]-[.N12])/[.N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46.67" calcext:value-type="float">
            <text:p>9946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0034.7" calcext:value-type="float">
            <text:p>1003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009.3" calcext:value-type="float">
            <text:p>1000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168" calcext:value-type="float">
            <text:p>10168</text:p>
          </table:table-cell>
          <table:table-cell office:value-type="float" office:value="0" calcext:value-type="float">
            <text:p>0</text:p>
          </table:table-cell>
          <table:table-cell office:value-type="float" office:value="10136" calcext:value-type="float">
            <text:p>1013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129.3" calcext:value-type="float">
            <text:p>10129.3</text:p>
          </table:table-cell>
          <table:table-cell office:value-type="float" office:value="1.88562" calcext:value-type="float">
            <text:p>1.88562</text:p>
          </table:table-cell>
          <table:table-cell table:formula="of:=([.N13]-[.D13])/[.D13]" office:value-type="float" office:value="0.0183609187798529" calcext:value-type="float">
            <text:p>0.0183609188</text:p>
          </table:table-cell>
          <table:table-cell table:formula="of:=([.N13]-[.F13])/[.F13]" office:value-type="float" office:value="0.00942728731302366" calcext:value-type="float">
            <text:p>0.0094272873</text:p>
          </table:table-cell>
          <table:table-cell table:formula="of:=([.N13]-[.H13])/[.H13]" office:value-type="float" office:value="0.0119888503691567" calcext:value-type="float">
            <text:p>0.0119888504</text:p>
          </table:table-cell>
          <table:table-cell table:formula="of:=([.N13]-[.J13])/[.J13]" office:value-type="float" office:value="-0.00380605822187261" calcext:value-type="float">
            <text:p>-0.0038060582</text:p>
          </table:table-cell>
          <table:table-cell table:formula="of:=([.N13]-[.L13])/[.L13]" office:value-type="float" office:value="-0.000661010260457846" calcext:value-type="float">
            <text:p>-0.0006610103</text:p>
          </table:table-cell>
          <table:table-cell table:formula="of:=([.N13]-[.N13])/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93.3" calcext:value-type="float">
            <text:p>1009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188" calcext:value-type="float">
            <text:p>10188</text:p>
          </table:table-cell>
          <table:table-cell office:value-type="float" office:value="0" calcext:value-type="float">
            <text:p>0</text:p>
          </table:table-cell>
          <table:table-cell office:value-type="float" office:value="10109.3" calcext:value-type="float">
            <text:p>1010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278.7" calcext:value-type="float">
            <text:p>1027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208" calcext:value-type="float">
            <text:p>1020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210.7" calcext:value-type="float">
            <text:p>10210.7</text:p>
          </table:table-cell>
          <table:table-cell office:value-type="float" office:value="1.88562" calcext:value-type="float">
            <text:p>1.88562</text:p>
          </table:table-cell>
          <table:table-cell table:formula="of:=([.N14]-[.D14])/[.D14]" office:value-type="float" office:value="0.0116314783073922" calcext:value-type="float">
            <text:p>0.0116314783</text:p>
          </table:table-cell>
          <table:table-cell table:formula="of:=([.N14]-[.F14])/[.F14]" office:value-type="float" office:value="0.00222811150372995" calcext:value-type="float">
            <text:p>0.0022281115</text:p>
          </table:table-cell>
          <table:table-cell table:formula="of:=([.N14]-[.H14])/[.H14]" office:value-type="float" office:value="0.0100303680769194" calcext:value-type="float">
            <text:p>0.0100303681</text:p>
          </table:table-cell>
          <table:table-cell table:formula="of:=([.N14]-[.J14])/[.J14]" office:value-type="float" office:value="-0.00661562259818849" calcext:value-type="float">
            <text:p>-0.0066156226</text:p>
          </table:table-cell>
          <table:table-cell table:formula="of:=([.N14]-[.L14])/[.L14]" office:value-type="float" office:value="0.000264498432601952" calcext:value-type="float">
            <text:p>0.0002644984</text:p>
          </table:table-cell>
          <table:table-cell table:formula="of:=([.N14]-[.N14])/[.N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9154.67" calcext:value-type="float">
            <text:p>9154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92" calcext:value-type="float">
            <text:p>919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165.33" calcext:value-type="float">
            <text:p>916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376" calcext:value-type="float">
            <text:p>937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398.67" calcext:value-type="float">
            <text:p>939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397.33" calcext:value-type="float">
            <text:p>9397.33</text:p>
          </table:table-cell>
          <table:table-cell office:value-type="float" office:value="1.88562" calcext:value-type="float">
            <text:p>1.88562</text:p>
          </table:table-cell>
          <table:table-cell table:formula="of:=([.N15]-[.D15])/[.D15]" office:value-type="float" office:value="0.0265066900281495" calcext:value-type="float">
            <text:p>0.02650669</text:p>
          </table:table-cell>
          <table:table-cell table:formula="of:=([.N15]-[.F15])/[.F15]" office:value-type="float" office:value="0.0223379025239338" calcext:value-type="float">
            <text:p>0.0223379025</text:p>
          </table:table-cell>
          <table:table-cell table:formula="of:=([.N15]-[.H15])/[.H15]" office:value-type="float" office:value="0.025312781972935" calcext:value-type="float">
            <text:p>0.025312782</text:p>
          </table:table-cell>
          <table:table-cell table:formula="of:=([.N15]-[.J15])/[.J15]" office:value-type="float" office:value="0.00227495733788395" calcext:value-type="float">
            <text:p>0.0022749573</text:p>
          </table:table-cell>
          <table:table-cell table:formula="of:=([.N15]-[.L15])/[.L15]" office:value-type="float" office:value="-0.00014257336410366" calcext:value-type="float">
            <text:p>-0.0001425734</text:p>
          </table:table-cell>
          <table:table-cell table:formula="of:=([.N15]-[.N15])/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9257.33" calcext:value-type="float">
            <text:p>925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278.67" calcext:value-type="float">
            <text:p>927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242.67" calcext:value-type="float">
            <text:p>9242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513.33" calcext:value-type="float">
            <text:p>9513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46.67" calcext:value-type="float">
            <text:p>9546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50.67" calcext:value-type="float">
            <text:p>9550.67</text:p>
          </table:table-cell>
          <table:table-cell office:value-type="float" office:value="1.88562" calcext:value-type="float">
            <text:p>1.88562</text:p>
          </table:table-cell>
          <table:table-cell table:formula="of:=([.N16]-[.D16])/[.D16]" office:value-type="float" office:value="0.0316873223704891" calcext:value-type="float">
            <text:p>0.0316873224</text:p>
          </table:table-cell>
          <table:table-cell table:formula="of:=([.N16]-[.F16])/[.F16]" office:value-type="float" office:value="0.0293145461580162" calcext:value-type="float">
            <text:p>0.0293145462</text:p>
          </table:table-cell>
          <table:table-cell table:formula="of:=([.N16]-[.H16])/[.H16]" office:value-type="float" office:value="0.03332370408118" calcext:value-type="float">
            <text:p>0.0333237041</text:p>
          </table:table-cell>
          <table:table-cell table:formula="of:=([.N16]-[.J16])/[.J16]" office:value-type="float" office:value="0.00392501889454062" calcext:value-type="float">
            <text:p>0.0039250189</text:p>
          </table:table-cell>
          <table:table-cell table:formula="of:=([.N16]-[.L16])/[.L16]" office:value-type="float" office:value="0.00041899426711094" calcext:value-type="float">
            <text:p>0.0004189943</text:p>
          </table:table-cell>
          <table:table-cell table:formula="of:=([.N16]-[.N16])/[.N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9369.33" calcext:value-type="float">
            <text:p>9369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00" calcext:value-type="float">
            <text:p>950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425.33" calcext:value-type="float">
            <text:p>942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637.33" calcext:value-type="float">
            <text:p>963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85.33" calcext:value-type="float">
            <text:p>958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598.67" calcext:value-type="float">
            <text:p>9598.67</text:p>
          </table:table-cell>
          <table:table-cell office:value-type="float" office:value="3.77124" calcext:value-type="float">
            <text:p>3.77124</text:p>
          </table:table-cell>
          <table:table-cell table:formula="of:=([.N17]-[.D17])/[.D17]" office:value-type="float" office:value="0.0244777374689546" calcext:value-type="float">
            <text:p>0.0244777375</text:p>
          </table:table-cell>
          <table:table-cell table:formula="of:=([.N17]-[.F17])/[.F17]" office:value-type="float" office:value="0.0103863157894737" calcext:value-type="float">
            <text:p>0.0103863158</text:p>
          </table:table-cell>
          <table:table-cell table:formula="of:=([.N17]-[.H17])/[.H17]" office:value-type="float" office:value="0.0183908680120484" calcext:value-type="float">
            <text:p>0.018390868</text:p>
          </table:table-cell>
          <table:table-cell table:formula="of:=([.N17]-[.J17])/[.J17]" office:value-type="float" office:value="-0.00401148450867614" calcext:value-type="float">
            <text:p>-0.0040114845</text:p>
          </table:table-cell>
          <table:table-cell table:formula="of:=([.N17]-[.L17])/[.L17]" office:value-type="float" office:value="0.00139171004023859" calcext:value-type="float">
            <text:p>0.00139171</text:p>
          </table:table-cell>
          <table:table-cell table:formula="of:=([.N17]-[.N17])/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9448" calcext:value-type="float">
            <text:p>9448</text:p>
          </table:table-cell>
          <table:table-cell office:value-type="float" office:value="0" calcext:value-type="float">
            <text:p>0</text:p>
          </table:table-cell>
          <table:table-cell office:value-type="float" office:value="9501.33" calcext:value-type="float">
            <text:p>9501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478.67" calcext:value-type="float">
            <text:p>947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640" calcext:value-type="float">
            <text:p>96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616" calcext:value-type="float">
            <text:p>961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9618.67" calcext:value-type="float">
            <text:p>9618.67</text:p>
          </table:table-cell>
          <table:table-cell office:value-type="float" office:value="1.88562" calcext:value-type="float">
            <text:p>1.88562</text:p>
          </table:table-cell>
          <table:table-cell table:formula="of:=([.N18]-[.D18])/[.D18]" office:value-type="float" office:value="0.0180641405588484" calcext:value-type="float">
            <text:p>0.0180641406</text:p>
          </table:table-cell>
          <table:table-cell table:formula="of:=([.N18]-[.F18])/[.F18]" office:value-type="float" office:value="0.0123498499683729" calcext:value-type="float">
            <text:p>0.01234985</text:p>
          </table:table-cell>
          <table:table-cell table:formula="of:=([.N18]-[.H18])/[.H18]" office:value-type="float" office:value="0.0147700046525515" calcext:value-type="float">
            <text:p>0.0147700047</text:p>
          </table:table-cell>
          <table:table-cell table:formula="of:=([.N18]-[.J18])/[.J18]" office:value-type="float" office:value="-0.00221265560165974" calcext:value-type="float">
            <text:p>-0.0022126556</text:p>
          </table:table-cell>
          <table:table-cell table:formula="of:=([.N18]-[.L18])/[.L18]" office:value-type="float" office:value="0.000277662229617312" calcext:value-type="float">
            <text:p>0.0002776622</text:p>
          </table:table-cell>
          <table:table-cell table:formula="of:=([.N18]-[.N18])/[.N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825.33" calcext:value-type="float">
            <text:p>9825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918.67" calcext:value-type="float">
            <text:p>9918.6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877.33" calcext:value-type="float">
            <text:p>987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530.7" calcext:value-type="float">
            <text:p>1053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440" calcext:value-type="float">
            <text:p>104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438.7" calcext:value-type="float">
            <text:p>10438.7</text:p>
          </table:table-cell>
          <table:table-cell office:value-type="float" office:value="3.77124" calcext:value-type="float">
            <text:p>3.77124</text:p>
          </table:table-cell>
          <table:table-cell table:formula="of:=([.N19]-[.D19])/[.D19]" office:value-type="float" office:value="0.0624274197406093" calcext:value-type="float">
            <text:p>0.0624274197</text:p>
          </table:table-cell>
          <table:table-cell table:formula="of:=([.N19]-[.F19])/[.F19]" office:value-type="float" office:value="0.0524294083783411" calcext:value-type="float">
            <text:p>0.0524294084</text:p>
          </table:table-cell>
          <table:table-cell table:formula="of:=([.N19]-[.H19])/[.H19]" office:value-type="float" office:value="0.0568341849467418" calcext:value-type="float">
            <text:p>0.0568341849</text:p>
          </table:table-cell>
          <table:table-cell table:formula="of:=([.N19]-[.J19])/[.J19]" office:value-type="float" office:value="-0.00873636130551625" calcext:value-type="float">
            <text:p>-0.0087363613</text:p>
          </table:table-cell>
          <table:table-cell table:formula="of:=([.N19]-[.L19])/[.L19]" office:value-type="float" office:value="-0.000124521072796865" calcext:value-type="float">
            <text:p>-0.0001245211</text:p>
          </table:table-cell>
          <table:table-cell table:formula="of:=([.N19]-[.N19])/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254.7" calcext:value-type="float">
            <text:p>10254.7</text:p>
          </table:table-cell>
          <table:table-cell office:value-type="float" office:value="17.9877" calcext:value-type="float">
            <text:p>17.9877</text:p>
          </table:table-cell>
          <table:table-cell office:value-type="float" office:value="10396" calcext:value-type="float">
            <text:p>1039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297.3" calcext:value-type="float">
            <text:p>10297.3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11093.3" calcext:value-type="float">
            <text:p>1109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968" calcext:value-type="float">
            <text:p>10968</text:p>
          </table:table-cell>
          <table:table-cell office:value-type="float" office:value="0" calcext:value-type="float">
            <text:p>0</text:p>
          </table:table-cell>
          <table:table-cell office:value-type="float" office:value="10970.7" calcext:value-type="float">
            <text:p>10970.7</text:p>
          </table:table-cell>
          <table:table-cell office:value-type="float" office:value="1.88562" calcext:value-type="float">
            <text:p>1.88562</text:p>
          </table:table-cell>
          <table:table-cell table:formula="of:=([.N20]-[.D20])/[.D20]" office:value-type="float" office:value="0.06982164275893" calcext:value-type="float">
            <text:p>0.0698216428</text:p>
          </table:table-cell>
          <table:table-cell table:formula="of:=([.N20]-[.F20])/[.F20]" office:value-type="float" office:value="0.0552808772604849" calcext:value-type="float">
            <text:p>0.0552808773</text:p>
          </table:table-cell>
          <table:table-cell table:formula="of:=([.N20]-[.H20])/[.H20]" office:value-type="float" office:value="0.0653957833606869" calcext:value-type="float">
            <text:p>0.0653957834</text:p>
          </table:table-cell>
          <table:table-cell table:formula="of:=([.N20]-[.J20])/[.J20]" office:value-type="float" office:value="-0.0110517159005885" calcext:value-type="float">
            <text:p>-0.0110517159</text:p>
          </table:table-cell>
          <table:table-cell table:formula="of:=([.N20]-[.L20])/[.L20]" office:value-type="float" office:value="0.000246170678337047" calcext:value-type="float">
            <text:p>0.0002461707</text:p>
          </table:table-cell>
          <table:table-cell table:formula="of:=([.N20]-[.N20])/[.N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968" calcext:value-type="float">
            <text:p>1396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4256" calcext:value-type="float">
            <text:p>14256</text:p>
          </table:table-cell>
          <table:table-cell office:value-type="float" office:value="0" calcext:value-type="float">
            <text:p>0</text:p>
          </table:table-cell>
          <table:table-cell office:value-type="float" office:value="13998.7" calcext:value-type="float">
            <text:p>1399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4892" calcext:value-type="float">
            <text:p>1489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4668" calcext:value-type="float">
            <text:p>1466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4601.3" calcext:value-type="float">
            <text:p>14601.3</text:p>
          </table:table-cell>
          <table:table-cell office:value-type="float" office:value="1.88562" calcext:value-type="float">
            <text:p>1.88562</text:p>
          </table:table-cell>
          <table:table-cell table:formula="of:=([.N21]-[.D21])/[.D21]" office:value-type="float" office:value="0.0453393470790378" calcext:value-type="float">
            <text:p>0.0453393471</text:p>
          </table:table-cell>
          <table:table-cell table:formula="of:=([.N21]-[.F21])/[.F21]" office:value-type="float" office:value="0.0242213804713804" calcext:value-type="float">
            <text:p>0.0242213805</text:p>
          </table:table-cell>
          <table:table-cell table:formula="of:=([.N21]-[.H21])/[.H21]" office:value-type="float" office:value="0.043046854350761" calcext:value-type="float">
            <text:p>0.0430468544</text:p>
          </table:table-cell>
          <table:table-cell table:formula="of:=([.N21]-[.J21])/[.J21]" office:value-type="float" office:value="-0.0195205479452055" calcext:value-type="float">
            <text:p>-0.0195205479</text:p>
          </table:table-cell>
          <table:table-cell table:formula="of:=([.N21]-[.L21])/[.L21]" office:value-type="float" office:value="-0.00454731388055636" calcext:value-type="float">
            <text:p>-0.0045473139</text:p>
          </table:table-cell>
          <table:table-cell table:formula="of:=([.N21]-[.N21])/[.N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360" calcext:value-type="float">
            <text:p>36360</text:p>
          </table:table-cell>
          <table:table-cell office:value-type="float" office:value="0" calcext:value-type="float">
            <text:p>0</text:p>
          </table:table-cell>
          <table:table-cell office:value-type="float" office:value="36880" calcext:value-type="float">
            <text:p>36880</text:p>
          </table:table-cell>
          <table:table-cell office:value-type="float" office:value="0" calcext:value-type="float">
            <text:p>0</text:p>
          </table:table-cell>
          <table:table-cell office:value-type="float" office:value="36389.3" calcext:value-type="float">
            <text:p>3638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7360" calcext:value-type="float">
            <text:p>3736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36978.7" calcext:value-type="float">
            <text:p>3697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6984" calcext:value-type="float">
            <text:p>36984</text:p>
          </table:table-cell>
          <table:table-cell office:value-type="float" office:value="3.26599" calcext:value-type="float">
            <text:p>3.26599</text:p>
          </table:table-cell>
          <table:table-cell table:formula="of:=([.N22]-[.D22])/[.D22]" office:value-type="float" office:value="0.0171617161716172" calcext:value-type="float">
            <text:p>0.0171617162</text:p>
          </table:table-cell>
          <table:table-cell table:formula="of:=([.N22]-[.F22])/[.F22]" office:value-type="float" office:value="0.00281995661605206" calcext:value-type="float">
            <text:p>0.0028199566</text:p>
          </table:table-cell>
          <table:table-cell table:formula="of:=([.N22]-[.H22])/[.H22]" office:value-type="float" office:value="0.0163427161280925" calcext:value-type="float">
            <text:p>0.0163427161</text:p>
          </table:table-cell>
          <table:table-cell table:formula="of:=([.N22]-[.J22])/[.J22]" office:value-type="float" office:value="-0.0100642398286938" calcext:value-type="float">
            <text:p>-0.0100642398</text:p>
          </table:table-cell>
          <table:table-cell table:formula="of:=([.N22]-[.L22])/[.L22]" office:value-type="float" office:value="0.000143325752392672" calcext:value-type="float">
            <text:p>0.0001433258</text:p>
          </table:table-cell>
          <table:table-cell table:formula="of:=([.N22]-[.N22])/[.N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9689.33" calcext:value-type="float">
            <text:p>9689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37.33" calcext:value-type="float">
            <text:p>9737.3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720" calcext:value-type="float">
            <text:p>9720</text:p>
          </table:table-cell>
          <table:table-cell office:value-type="float" office:value="0" calcext:value-type="float">
            <text:p>0</text:p>
          </table:table-cell>
          <table:table-cell office:value-type="float" office:value="10182.7" calcext:value-type="float">
            <text:p>10182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146.7" calcext:value-type="float">
            <text:p>1014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136" calcext:value-type="float">
            <text:p>10136</text:p>
          </table:table-cell>
          <table:table-cell office:value-type="float" office:value="0" calcext:value-type="float">
            <text:p>0</text:p>
          </table:table-cell>
          <table:table-cell table:formula="of:=([.N23]-[.D23])/[.D23]" office:value-type="float" office:value="0.0460991626872034" calcext:value-type="float">
            <text:p>0.0460991627</text:p>
          </table:table-cell>
          <table:table-cell table:formula="of:=([.N23]-[.F23])/[.F23]" office:value-type="float" office:value="0.0409424349385304" calcext:value-type="float">
            <text:p>0.0409424349</text:p>
          </table:table-cell>
          <table:table-cell table:formula="of:=([.N23]-[.H23])/[.H23]" office:value-type="float" office:value="0.042798353909465" calcext:value-type="float">
            <text:p>0.0427983539</text:p>
          </table:table-cell>
          <table:table-cell table:formula="of:=([.N23]-[.J23])/[.J23]" office:value-type="float" office:value="-0.00458620994431739" calcext:value-type="float">
            <text:p>-0.0045862099</text:p>
          </table:table-cell>
          <table:table-cell table:formula="of:=([.N23]-[.L23])/[.L23]" office:value-type="float" office:value="-0.00105453004425091" calcext:value-type="float">
            <text:p>-0.00105453</text:p>
          </table:table-cell>
          <table:table-cell table:formula="of:=([.N23]-[.N23])/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9982.67" calcext:value-type="float">
            <text:p>9982.6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0130.7" calcext:value-type="float">
            <text:p>1013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032" calcext:value-type="float">
            <text:p>10032</text:p>
          </table:table-cell>
          <table:table-cell office:value-type="float" office:value="0" calcext:value-type="float">
            <text:p>0</text:p>
          </table:table-cell>
          <table:table-cell office:value-type="float" office:value="10693.3" calcext:value-type="float">
            <text:p>1069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596" calcext:value-type="float">
            <text:p>10596</text:p>
          </table:table-cell>
          <table:table-cell office:value-type="float" office:value="3.26599" calcext:value-type="float">
            <text:p>3.26599</text:p>
          </table:table-cell>
          <table:table-cell table:formula="of:=([.N24]-[.D24])/[.D24]" office:value-type="float" office:value="0.0614394746094983" calcext:value-type="float">
            <text:p>0.0614394746</text:p>
          </table:table-cell>
          <table:table-cell table:formula="of:=([.N24]-[.F24])/[.F24]" office:value-type="float" office:value="0.0459296988362106" calcext:value-type="float">
            <text:p>0.0459296988</text:p>
          </table:table-cell>
          <table:table-cell table:formula="of:=([.N24]-[.H24])/[.H24]" office:value-type="float" office:value="0.0562200956937799" calcext:value-type="float">
            <text:p>0.0562200957</text:p>
          </table:table-cell>
          <table:table-cell table:formula="of:=([.N24]-[.J24])/[.J24]" office:value-type="float" office:value="-0.00909915554599602" calcext:value-type="float">
            <text:p>-0.0090991555</text:p>
          </table:table-cell>
          <table:table-cell table:formula="of:=([.N24]-[.L24])/[.L24]" office:value-type="float" office:value="-0.0027575691980461" calcext:value-type="float">
            <text:p>-0.0027575692</text:p>
          </table:table-cell>
          <table:table-cell table:formula="of:=([.N24]-[.N24])/[.N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1774.7" calcext:value-type="float">
            <text:p>1177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016" calcext:value-type="float">
            <text:p>12016</text:p>
          </table:table-cell>
          <table:table-cell office:value-type="float" office:value="0" calcext:value-type="float">
            <text:p>0</text:p>
          </table:table-cell>
          <table:table-cell office:value-type="float" office:value="11810.7" calcext:value-type="float">
            <text:p>1181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712" calcext:value-type="float">
            <text:p>1271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2544" calcext:value-type="float">
            <text:p>12544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2494.7" calcext:value-type="float">
            <text:p>12494.7</text:p>
          </table:table-cell>
          <table:table-cell office:value-type="float" office:value="1.88562" calcext:value-type="float">
            <text:p>1.88562</text:p>
          </table:table-cell>
          <table:table-cell table:formula="of:=([.N25]-[.D25])/[.D25]" office:value-type="float" office:value="0.061148054727509" calcext:value-type="float">
            <text:p>0.0611480547</text:p>
          </table:table-cell>
          <table:table-cell table:formula="of:=([.N25]-[.F25])/[.F25]" office:value-type="float" office:value="0.0398385486018642" calcext:value-type="float">
            <text:p>0.0398385486</text:p>
          </table:table-cell>
          <table:table-cell table:formula="of:=([.N25]-[.H25])/[.H25]" office:value-type="float" office:value="0.0579135868322792" calcext:value-type="float">
            <text:p>0.0579135868</text:p>
          </table:table-cell>
          <table:table-cell table:formula="of:=([.N25]-[.J25])/[.J25]" office:value-type="float" office:value="-0.0170940843297671" calcext:value-type="float">
            <text:p>-0.0170940843</text:p>
          </table:table-cell>
          <table:table-cell table:formula="of:=([.N25]-[.L25])/[.L25]" office:value-type="float" office:value="-0.00393016581632647" calcext:value-type="float">
            <text:p>-0.0039301658</text:p>
          </table:table-cell>
          <table:table-cell table:formula="of:=([.N25]-[.N25])/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3272" calcext:value-type="float">
            <text:p>13272</text:p>
          </table:table-cell>
          <table:table-cell office:value-type="float" office:value="0" calcext:value-type="float">
            <text:p>0</text:p>
          </table:table-cell>
          <table:table-cell office:value-type="float" office:value="13596" calcext:value-type="float">
            <text:p>13596</text:p>
          </table:table-cell>
          <table:table-cell office:value-type="float" office:value="5.65685" calcext:value-type="float">
            <text:p>5.65685</text:p>
          </table:table-cell>
          <table:table-cell office:value-type="float" office:value="13313.3" calcext:value-type="float">
            <text:p>1331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4237.3" calcext:value-type="float">
            <text:p>14237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3894.7" calcext:value-type="float">
            <text:p>13894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3937.3" calcext:value-type="float">
            <text:p>13937.3</text:p>
          </table:table-cell>
          <table:table-cell office:value-type="float" office:value="1.88562" calcext:value-type="float">
            <text:p>1.88562</text:p>
          </table:table-cell>
          <table:table-cell table:formula="of:=([.N26]-[.D26])/[.D26]" office:value-type="float" office:value="0.0501280892103676" calcext:value-type="float">
            <text:p>0.0501280892</text:p>
          </table:table-cell>
          <table:table-cell table:formula="of:=([.N26]-[.F26])/[.F26]" office:value-type="float" office:value="0.0251029714621947" calcext:value-type="float">
            <text:p>0.0251029715</text:p>
          </table:table-cell>
          <table:table-cell table:formula="of:=([.N26]-[.H26])/[.H26]" office:value-type="float" office:value="0.0468704228102724" calcext:value-type="float">
            <text:p>0.0468704228</text:p>
          </table:table-cell>
          <table:table-cell table:formula="of:=([.N26]-[.J26])/[.J26]" office:value-type="float" office:value="-0.0210714110119194" calcext:value-type="float">
            <text:p>-0.021071411</text:p>
          </table:table-cell>
          <table:table-cell table:formula="of:=([.N26]-[.L26])/[.L26]" office:value-type="float" office:value="0.00306591722023495" calcext:value-type="float">
            <text:p>0.0030659172</text:p>
          </table:table-cell>
          <table:table-cell table:formula="of:=([.N26]-[.N26])/[.N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2" calcext:value-type="float">
            <text:p>1073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922.7" calcext:value-type="float">
            <text:p>10922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0777.3" calcext:value-type="float">
            <text:p>10777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078.7" calcext:value-type="float">
            <text:p>12078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1966.7" calcext:value-type="float">
            <text:p>1196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005.3" calcext:value-type="float">
            <text:p>12005.3</text:p>
          </table:table-cell>
          <table:table-cell office:value-type="float" office:value="3.77124" calcext:value-type="float">
            <text:p>3.77124</text:p>
          </table:table-cell>
          <table:table-cell table:formula="of:=([.N27]-[.D27])/[.D27]" office:value-type="float" office:value="0.118645173313455" calcext:value-type="float">
            <text:p>0.1186451733</text:p>
          </table:table-cell>
          <table:table-cell table:formula="of:=([.N27]-[.F27])/[.F27]" office:value-type="float" office:value="0.0991146877603521" calcext:value-type="float">
            <text:p>0.0991146878</text:p>
          </table:table-cell>
          <table:table-cell table:formula="of:=([.N27]-[.H27])/[.H27]" office:value-type="float" office:value="0.113943195420003" calcext:value-type="float">
            <text:p>0.1139431954</text:p>
          </table:table-cell>
          <table:table-cell table:formula="of:=([.N27]-[.J27])/[.J27]" office:value-type="float" office:value="-0.00607681290205084" calcext:value-type="float">
            <text:p>-0.0060768129</text:p>
          </table:table-cell>
          <table:table-cell table:formula="of:=([.N27]-[.L27])/[.L27]" office:value-type="float" office:value="0.00322561775593928" calcext:value-type="float">
            <text:p>0.0032256178</text:p>
          </table:table-cell>
          <table:table-cell table:formula="of:=([.N27]-[.N27])/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113.3" calcext:value-type="float">
            <text:p>1511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5532" calcext:value-type="float">
            <text:p>1553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5172" calcext:value-type="float">
            <text:p>1517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6685.3" calcext:value-type="float">
            <text:p>1668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6226.7" calcext:value-type="float">
            <text:p>1622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6305.3" calcext:value-type="float">
            <text:p>16305.3</text:p>
          </table:table-cell>
          <table:table-cell office:value-type="float" office:value="3.77124" calcext:value-type="float">
            <text:p>3.77124</text:p>
          </table:table-cell>
          <table:table-cell table:formula="of:=([.N28]-[.D28])/[.D28]" office:value-type="float" office:value="0.0788709282552454" calcext:value-type="float">
            <text:p>0.0788709283</text:p>
          </table:table-cell>
          <table:table-cell table:formula="of:=([.N28]-[.F28])/[.F28]" office:value-type="float" office:value="0.0497875354107648" calcext:value-type="float">
            <text:p>0.0497875354</text:p>
          </table:table-cell>
          <table:table-cell table:formula="of:=([.N28]-[.H28])/[.H28]" office:value-type="float" office:value="0.0746968099129976" calcext:value-type="float">
            <text:p>0.0746968099</text:p>
          </table:table-cell>
          <table:table-cell table:formula="of:=([.N28]-[.J28])/[.J28]" office:value-type="float" office:value="-0.0227745380664417" calcext:value-type="float">
            <text:p>-0.0227745381</text:p>
          </table:table-cell>
          <table:table-cell table:formula="of:=([.N28]-[.L28])/[.L28]" office:value-type="float" office:value="0.00484386843905406" calcext:value-type="float">
            <text:p>0.0048438684</text:p>
          </table:table-cell>
          <table:table-cell table:formula="of:=([.N28]-[.N28])/[.N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488" calcext:value-type="float">
            <text:p>59488</text:p>
          </table:table-cell>
          <table:table-cell office:value-type="float" office:value="8.64099" calcext:value-type="float">
            <text:p>8.64099</text:p>
          </table:table-cell>
          <table:table-cell office:value-type="float" office:value="60365.3" calcext:value-type="float">
            <text:p>6036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59553.3" calcext:value-type="float">
            <text:p>5955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61270.7" calcext:value-type="float">
            <text:p>6127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60540" calcext:value-type="float">
            <text:p>60540</text:p>
          </table:table-cell>
          <table:table-cell office:value-type="float" office:value="0" calcext:value-type="float">
            <text:p>0</text:p>
          </table:table-cell>
          <table:table-cell office:value-type="float" office:value="60245.3" calcext:value-type="float">
            <text:p>60245.3</text:p>
          </table:table-cell>
          <table:table-cell office:value-type="float" office:value="1.88562" calcext:value-type="float">
            <text:p>1.88562</text:p>
          </table:table-cell>
          <table:table-cell table:formula="of:=([.N29]-[.D29])/[.D29]" office:value-type="float" office:value="0.0127302985476063" calcext:value-type="float">
            <text:p>0.0127302985</text:p>
          </table:table-cell>
          <table:table-cell table:formula="of:=([.N29]-[.F29])/[.F29]" office:value-type="float" office:value="-0.00198789702030802" calcext:value-type="float">
            <text:p>-0.001987897</text:p>
          </table:table-cell>
          <table:table-cell table:formula="of:=([.N29]-[.H29])/[.H29]" office:value-type="float" office:value="0.0116198430649519" calcext:value-type="float">
            <text:p>0.0116198431</text:p>
          </table:table-cell>
          <table:table-cell table:formula="of:=([.N29]-[.J29])/[.J29]" office:value-type="float" office:value="-0.0167355685507101" calcext:value-type="float">
            <text:p>-0.0167355686</text:p>
          </table:table-cell>
          <table:table-cell table:formula="of:=([.N29]-[.L29])/[.L29]" office:value-type="float" office:value="-0.00486785596299962" calcext:value-type="float">
            <text:p>-0.004867856</text:p>
          </table:table-cell>
          <table:table-cell table:formula="of:=([.N29]-[.N29])/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3456" calcext:value-type="float">
            <text:p>63456</text:p>
          </table:table-cell>
          <table:table-cell office:value-type="float" office:value="6.53197" calcext:value-type="float">
            <text:p>6.53197</text:p>
          </table:table-cell>
          <table:table-cell office:value-type="float" office:value="64458.7" calcext:value-type="float">
            <text:p>6445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63520" calcext:value-type="float">
            <text:p>63520</text:p>
          </table:table-cell>
          <table:table-cell office:value-type="float" office:value="0" calcext:value-type="float">
            <text:p>0</text:p>
          </table:table-cell>
          <table:table-cell office:value-type="float" office:value="65206.7" calcext:value-type="float">
            <text:p>6520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64508" calcext:value-type="float">
            <text:p>64508</text:p>
          </table:table-cell>
          <table:table-cell office:value-type="float" office:value="0" calcext:value-type="float">
            <text:p>0</text:p>
          </table:table-cell>
          <table:table-cell office:value-type="float" office:value="64577.3" calcext:value-type="float">
            <text:p>64577.3</text:p>
          </table:table-cell>
          <table:table-cell office:value-type="float" office:value="1.88562" calcext:value-type="float">
            <text:p>1.88562</text:p>
          </table:table-cell>
          <table:table-cell table:formula="of:=([.N30]-[.D30])/[.D30]" office:value-type="float" office:value="0.0176705118507313" calcext:value-type="float">
            <text:p>0.0176705119</text:p>
          </table:table-cell>
          <table:table-cell table:formula="of:=([.N30]-[.F30])/[.F30]" office:value-type="float" office:value="0.00183993782065114" calcext:value-type="float">
            <text:p>0.0018399378</text:p>
          </table:table-cell>
          <table:table-cell table:formula="of:=([.N30]-[.H30])/[.H30]" office:value-type="float" office:value="0.0166451511335013" calcext:value-type="float">
            <text:p>0.0166451511</text:p>
          </table:table-cell>
          <table:table-cell table:formula="of:=([.N30]-[.J30])/[.J30]" office:value-type="float" office:value="-0.0096523823472127" calcext:value-type="float">
            <text:p>-0.0096523823</text:p>
          </table:table-cell>
          <table:table-cell table:formula="of:=([.N30]-[.L30])/[.L30]" office:value-type="float" office:value="0.0010742853599554" calcext:value-type="float">
            <text:p>0.0010742854</text:p>
          </table:table-cell>
          <table:table-cell table:formula="of:=([.N30]-[.N30])/[.N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505.3" calcext:value-type="float">
            <text:p>10505.3</text:p>
          </table:table-cell>
          <table:table-cell office:value-type="float" office:value="35.8267" calcext:value-type="float">
            <text:p>35.8267</text:p>
          </table:table-cell>
          <table:table-cell office:value-type="float" office:value="10666.7" calcext:value-type="float">
            <text:p>1066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548" calcext:value-type="float">
            <text:p>1054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1832" calcext:value-type="float">
            <text:p>11832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1776" calcext:value-type="float">
            <text:p>1177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1745.3" calcext:value-type="float">
            <text:p>11745.3</text:p>
          </table:table-cell>
          <table:table-cell office:value-type="float" office:value="1.88562" calcext:value-type="float">
            <text:p>1.88562</text:p>
          </table:table-cell>
          <table:table-cell table:formula="of:=([.N31]-[.D31])/[.D31]" office:value-type="float" office:value="0.118035658191579" calcext:value-type="float">
            <text:p>0.1180356582</text:p>
          </table:table-cell>
          <table:table-cell table:formula="of:=([.N31]-[.F31])/[.F31]" office:value-type="float" office:value="0.101118434004894" calcext:value-type="float">
            <text:p>0.101118434</text:p>
          </table:table-cell>
          <table:table-cell table:formula="of:=([.N31]-[.H31])/[.H31]" office:value-type="float" office:value="0.113509670079636" calcext:value-type="float">
            <text:p>0.1135096701</text:p>
          </table:table-cell>
          <table:table-cell table:formula="of:=([.N31]-[.J31])/[.J31]" office:value-type="float" office:value="-0.00732758620689661" calcext:value-type="float">
            <text:p>-0.0073275862</text:p>
          </table:table-cell>
          <table:table-cell table:formula="of:=([.N31]-[.L31])/[.L31]" office:value-type="float" office:value="-0.00260699728260876" calcext:value-type="float">
            <text:p>-0.0026069973</text:p>
          </table:table-cell>
          <table:table-cell table:formula="of:=([.N31]-[.N31])/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2229.3" calcext:value-type="float">
            <text:p>12229.3</text:p>
          </table:table-cell>
          <table:table-cell office:value-type="float" office:value="4.98888" calcext:value-type="float">
            <text:p>4.98888</text:p>
          </table:table-cell>
          <table:table-cell office:value-type="float" office:value="12576" calcext:value-type="float">
            <text:p>12576</text:p>
          </table:table-cell>
          <table:table-cell office:value-type="float" office:value="0" calcext:value-type="float">
            <text:p>0</text:p>
          </table:table-cell>
          <table:table-cell office:value-type="float" office:value="12273.3" calcext:value-type="float">
            <text:p>1227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3894.7" calcext:value-type="float">
            <text:p>1389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3570.7" calcext:value-type="float">
            <text:p>1357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3565.3" calcext:value-type="float">
            <text:p>13565.3</text:p>
          </table:table-cell>
          <table:table-cell office:value-type="float" office:value="1.88562" calcext:value-type="float">
            <text:p>1.88562</text:p>
          </table:table-cell>
          <table:table-cell table:formula="of:=([.N32]-[.D32])/[.D32]" office:value-type="float" office:value="0.109245827643446" calcext:value-type="float">
            <text:p>0.1092458276</text:p>
          </table:table-cell>
          <table:table-cell table:formula="of:=([.N32]-[.F32])/[.F32]" office:value-type="float" office:value="0.0786657124681933" calcext:value-type="float">
            <text:p>0.0786657125</text:p>
          </table:table-cell>
          <table:table-cell table:formula="of:=([.N32]-[.H32])/[.H32]" office:value-type="float" office:value="0.105269161513203" calcext:value-type="float">
            <text:p>0.1052691615</text:p>
          </table:table-cell>
          <table:table-cell table:formula="of:=([.N32]-[.J32])/[.J32]" office:value-type="float" office:value="-0.0237068810409726" calcext:value-type="float">
            <text:p>-0.023706881</text:p>
          </table:table-cell>
          <table:table-cell table:formula="of:=([.N32]-[.L32])/[.L32]" office:value-type="float" office:value="-0.000397916098653824" calcext:value-type="float">
            <text:p>-0.0003979161</text:p>
          </table:table-cell>
          <table:table-cell table:formula="of:=([.N32]-[.N32])/[.N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54996" calcext:value-type="float">
            <text:p>54996</text:p>
          </table:table-cell>
          <table:table-cell office:value-type="float" office:value="5.65685" calcext:value-type="float">
            <text:p>5.65685</text:p>
          </table:table-cell>
          <table:table-cell office:value-type="float" office:value="55770.7" calcext:value-type="float">
            <text:p>55770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55053.3" calcext:value-type="float">
            <text:p>5505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56693.3" calcext:value-type="float">
            <text:p>5669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56126.7" calcext:value-type="float">
            <text:p>5612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56029.3" calcext:value-type="float">
            <text:p>56029.3</text:p>
          </table:table-cell>
          <table:table-cell office:value-type="float" office:value="1.88562" calcext:value-type="float">
            <text:p>1.88562</text:p>
          </table:table-cell>
          <table:table-cell table:formula="of:=([.N33]-[.D33])/[.D33]" office:value-type="float" office:value="0.0187886391737581" calcext:value-type="float">
            <text:p>0.0187886392</text:p>
          </table:table-cell>
          <table:table-cell table:formula="of:=([.N33]-[.F33])/[.F33]" office:value-type="float" office:value="0.00463684336040261" calcext:value-type="float">
            <text:p>0.0046368434</text:p>
          </table:table-cell>
          <table:table-cell table:formula="of:=([.N33]-[.H33])/[.H33]" office:value-type="float" office:value="0.0177282742360585" calcext:value-type="float">
            <text:p>0.0177282742</text:p>
          </table:table-cell>
          <table:table-cell table:formula="of:=([.N33]-[.J33])/[.J33]" office:value-type="float" office:value="-0.0117121423519181" calcext:value-type="float">
            <text:p>-0.0117121424</text:p>
          </table:table-cell>
          <table:table-cell table:formula="of:=([.N33]-[.L33])/[.L33]" office:value-type="float" office:value="-0.00173535946349944" calcext:value-type="float">
            <text:p>-0.0017353595</text:p>
          </table:table-cell>
          <table:table-cell table:formula="of:=([.N33]-[.N33])/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58644" calcext:value-type="float">
            <text:p>58644</text:p>
          </table:table-cell>
          <table:table-cell office:value-type="float" office:value="5.65685" calcext:value-type="float">
            <text:p>5.65685</text:p>
          </table:table-cell>
          <table:table-cell office:value-type="float" office:value="59560" calcext:value-type="float">
            <text:p>5956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58704" calcext:value-type="float">
            <text:p>58704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60470.7" calcext:value-type="float">
            <text:p>6047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59596" calcext:value-type="float">
            <text:p>59596</text:p>
          </table:table-cell>
          <table:table-cell office:value-type="float" office:value="21.4165" calcext:value-type="float">
            <text:p>21.4165</text:p>
          </table:table-cell>
          <table:table-cell office:value-type="float" office:value="59578.7" calcext:value-type="float">
            <text:p>59578.7</text:p>
          </table:table-cell>
          <table:table-cell office:value-type="float" office:value="1.88562" calcext:value-type="float">
            <text:p>1.88562</text:p>
          </table:table-cell>
          <table:table-cell table:formula="of:=([.N34]-[.D34])/[.D34]" office:value-type="float" office:value="0.0159385444376236" calcext:value-type="float">
            <text:p>0.0159385444</text:p>
          </table:table-cell>
          <table:table-cell table:formula="of:=([.N34]-[.F34])/[.F34]" office:value-type="float" office:value="0.000313969106783027" calcext:value-type="float">
            <text:p>0.0003139691</text:p>
          </table:table-cell>
          <table:table-cell table:formula="of:=([.N34]-[.H34])/[.H34]" office:value-type="float" office:value="0.014900177159989" calcext:value-type="float">
            <text:p>0.0149001772</text:p>
          </table:table-cell>
          <table:table-cell table:formula="of:=([.N34]-[.J34])/[.J34]" office:value-type="float" office:value="-0.0147509454992252" calcext:value-type="float">
            <text:p>-0.0147509455</text:p>
          </table:table-cell>
          <table:table-cell table:formula="of:=([.N34]-[.L34])/[.L34]" office:value-type="float" office:value="-0.000290287938787887" calcext:value-type="float">
            <text:p>-0.0002902879</text:p>
          </table:table-cell>
          <table:table-cell table:formula="of:=([.N34]-[.N34])/[.N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13225.3" calcext:value-type="float">
            <text:p>1322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954.7" calcext:value-type="float">
            <text:p>12954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5225.3" calcext:value-type="float">
            <text:p>15225.3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5050.7" calcext:value-type="float">
            <text:p>15050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4934.7" calcext:value-type="float">
            <text:p>14934.7</text:p>
          </table:table-cell>
          <table:table-cell office:value-type="float" office:value="3.77124" calcext:value-type="float">
            <text:p>3.77124</text:p>
          </table:table-cell>
          <table:table-cell table:formula="of:=([.N35]-[.D35])/[.D35]" office:value-type="float" office:value="0.157728682170543" calcext:value-type="float">
            <text:p>0.1577286822</text:p>
          </table:table-cell>
          <table:table-cell table:formula="of:=([.N35]-[.F35])/[.F35]" office:value-type="float" office:value="0.129252266489229" calcext:value-type="float">
            <text:p>0.1292522665</text:p>
          </table:table-cell>
          <table:table-cell table:formula="of:=([.N35]-[.H35])/[.H35]" office:value-type="float" office:value="0.152840281905409" calcext:value-type="float">
            <text:p>0.1528402819</text:p>
          </table:table-cell>
          <table:table-cell table:formula="of:=([.N35]-[.J35])/[.J35]" office:value-type="float" office:value="-0.0190866518229525" calcext:value-type="float">
            <text:p>-0.0190866518</text:p>
          </table:table-cell>
          <table:table-cell table:formula="of:=([.N35]-[.L35])/[.L35]" office:value-type="float" office:value="-0.00770728271774735" calcext:value-type="float">
            <text:p>-0.0077072827</text:p>
          </table:table-cell>
          <table:table-cell table:formula="of:=([.N35]-[.N35])/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061.3" calcext:value-type="float">
            <text:p>32061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2946.7" calcext:value-type="float">
            <text:p>32946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2129.3" calcext:value-type="float">
            <text:p>3212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4665.3" calcext:value-type="float">
            <text:p>3466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4057.3" calcext:value-type="float">
            <text:p>34057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4026.7" calcext:value-type="float">
            <text:p>34026.7</text:p>
          </table:table-cell>
          <table:table-cell office:value-type="float" office:value="1.88562" calcext:value-type="float">
            <text:p>1.88562</text:p>
          </table:table-cell>
          <table:table-cell table:formula="of:=([.N36]-[.D36])/[.D36]" office:value-type="float" office:value="0.0613013196595272" calcext:value-type="float">
            <text:p>0.0613013197</text:p>
          </table:table-cell>
          <table:table-cell table:formula="of:=([.N36]-[.F36])/[.F36]" office:value-type="float" office:value="0.0327802177456316" calcext:value-type="float">
            <text:p>0.0327802177</text:p>
          </table:table-cell>
          <table:table-cell table:formula="of:=([.N36]-[.H36])/[.H36]" office:value-type="float" office:value="0.0590551303638734" calcext:value-type="float">
            <text:p>0.0590551304</text:p>
          </table:table-cell>
          <table:table-cell table:formula="of:=([.N36]-[.J36])/[.J36]" office:value-type="float" office:value="-0.01842188009335" calcext:value-type="float">
            <text:p>-0.0184218801</text:p>
          </table:table-cell>
          <table:table-cell table:formula="of:=([.N36]-[.L36])/[.L36]" office:value-type="float" office:value="-0.000898485787188233" calcext:value-type="float">
            <text:p>-0.0008984858</text:p>
          </table:table-cell>
          <table:table-cell table:formula="of:=([.N36]-[.N36])/[.N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061.3" calcext:value-type="float">
            <text:p>32061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5776" calcext:value-type="float">
            <text:p>8577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84561.3" calcext:value-type="float">
            <text:p>84561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6693.3" calcext:value-type="float">
            <text:p>8669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5692" calcext:value-type="float">
            <text:p>85692</text:p>
          </table:table-cell>
          <table:table-cell office:value-type="float" office:value="0" calcext:value-type="float">
            <text:p>0</text:p>
          </table:table-cell>
          <table:table-cell office:value-type="float" office:value="85673.3" calcext:value-type="float">
            <text:p>85673.3</text:p>
          </table:table-cell>
          <table:table-cell office:value-type="float" office:value="1.88562" calcext:value-type="float">
            <text:p>1.88562</text:p>
          </table:table-cell>
          <table:table-cell table:formula="of:=([.N37]-[.D37])/[.D37]" office:value-type="float" office:value="1.67217174599907" calcext:value-type="float">
            <text:p>1.672171746</text:p>
          </table:table-cell>
          <table:table-cell table:formula="of:=([.N37]-[.F37])/[.F37]" office:value-type="float" office:value="-0.00119730460734934" calcext:value-type="float">
            <text:p>-0.0011973046</text:p>
          </table:table-cell>
          <table:table-cell table:formula="of:=([.N37]-[.H37])/[.H37]" office:value-type="float" office:value="0.0131502235656264" calcext:value-type="float">
            <text:p>0.0131502236</text:p>
          </table:table-cell>
          <table:table-cell table:formula="of:=([.N37]-[.J37])/[.J37]" office:value-type="float" office:value="-0.0117656151052042" calcext:value-type="float">
            <text:p>-0.0117656151</text:p>
          </table:table-cell>
          <table:table-cell table:formula="of:=([.N37]-[.L37])/[.L37]" office:value-type="float" office:value="-0.000218223404751868" calcext:value-type="float">
            <text:p>-0.0002182234</text:p>
          </table:table-cell>
          <table:table-cell table:formula="of:=([.N37]-[.N37])/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061.3" calcext:value-type="float">
            <text:p>32061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673.3" calcext:value-type="float">
            <text:p>91673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0336" calcext:value-type="float">
            <text:p>90336</text:p>
          </table:table-cell>
          <table:table-cell office:value-type="float" office:value="5.65685" calcext:value-type="float">
            <text:p>5.65685</text:p>
          </table:table-cell>
          <table:table-cell office:value-type="float" office:value="92549.3" calcext:value-type="float">
            <text:p>9254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91550.7" calcext:value-type="float">
            <text:p>91550.7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91454.7" calcext:value-type="float">
            <text:p>91454.7</text:p>
          </table:table-cell>
          <table:table-cell office:value-type="float" office:value="1.88562" calcext:value-type="float">
            <text:p>1.88562</text:p>
          </table:table-cell>
          <table:table-cell table:formula="of:=([.N38]-[.D38])/[.D38]" office:value-type="float" office:value="1.85249506414275" calcext:value-type="float">
            <text:p>1.8524950641</text:p>
          </table:table-cell>
          <table:table-cell table:formula="of:=([.N38]-[.F38])/[.F38]" office:value-type="float" office:value="-0.00238455471767686" calcext:value-type="float">
            <text:p>-0.0023845547</text:p>
          </table:table-cell>
          <table:table-cell table:formula="of:=([.N38]-[.H38])/[.H38]" office:value-type="float" office:value="0.0123837672688629" calcext:value-type="float">
            <text:p>0.0123837673</text:p>
          </table:table-cell>
          <table:table-cell table:formula="of:=([.N38]-[.J38])/[.J38]" office:value-type="float" office:value="-0.0118272099302751" calcext:value-type="float">
            <text:p>-0.0118272099</text:p>
          </table:table-cell>
          <table:table-cell table:formula="of:=([.N38]-[.L38])/[.L38]" office:value-type="float" office:value="-0.00104859930071534" calcext:value-type="float">
            <text:p>-0.0010485993</text:p>
          </table:table-cell>
          <table:table-cell table:formula="of:=([.N38]-[.N38])/[.N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12245.3" calcext:value-type="float">
            <text:p>1224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549.3" calcext:value-type="float">
            <text:p>1254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2297.3" calcext:value-type="float">
            <text:p>12297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4425.3" calcext:value-type="float">
            <text:p>1442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4128" calcext:value-type="float">
            <text:p>14128</text:p>
          </table:table-cell>
          <table:table-cell office:value-type="float" office:value="0" calcext:value-type="float">
            <text:p>0</text:p>
          </table:table-cell>
          <table:table-cell office:value-type="float" office:value="14384" calcext:value-type="float">
            <text:p>14384</text:p>
          </table:table-cell>
          <table:table-cell office:value-type="float" office:value="0" calcext:value-type="float">
            <text:p>0</text:p>
          </table:table-cell>
          <table:table-cell table:formula="of:=([.N39]-[.D39])/[.D39]" office:value-type="float" office:value="0.174654765501866" calcext:value-type="float">
            <text:p>0.1746547655</text:p>
          </table:table-cell>
          <table:table-cell table:formula="of:=([.N39]-[.F39])/[.F39]" office:value-type="float" office:value="0.146199389607389" calcext:value-type="float">
            <text:p>0.1461993896</text:p>
          </table:table-cell>
          <table:table-cell table:formula="of:=([.N39]-[.H39])/[.H39]" office:value-type="float" office:value="0.169687655013702" calcext:value-type="float">
            <text:p>0.169687655</text:p>
          </table:table-cell>
          <table:table-cell table:formula="of:=([.N39]-[.J39])/[.J39]" office:value-type="float" office:value="-0.00286302537902153" calcext:value-type="float">
            <text:p>-0.0028630254</text:p>
          </table:table-cell>
          <table:table-cell table:formula="of:=([.N39]-[.L39])/[.L39]" office:value-type="float" office:value="0.0181200453001133" calcext:value-type="float">
            <text:p>0.0181200453</text:p>
          </table:table-cell>
          <table:table-cell table:formula="of:=([.N39]-[.N39])/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3934.7" calcext:value-type="float">
            <text:p>3393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34800" calcext:value-type="float">
            <text:p>3480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33992" calcext:value-type="float">
            <text:p>33992</text:p>
          </table:table-cell>
          <table:table-cell office:value-type="float" office:value="0" calcext:value-type="float">
            <text:p>0</text:p>
          </table:table-cell>
          <table:table-cell office:value-type="float" office:value="36573.3" calcext:value-type="float">
            <text:p>36573.3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35776" calcext:value-type="float">
            <text:p>35776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35814.7" calcext:value-type="float">
            <text:p>35814.7</text:p>
          </table:table-cell>
          <table:table-cell office:value-type="float" office:value="3.77124" calcext:value-type="float">
            <text:p>3.77124</text:p>
          </table:table-cell>
          <table:table-cell table:formula="of:=([.N40]-[.D40])/[.D40]" office:value-type="float" office:value="0.055400519232526" calcext:value-type="float">
            <text:p>0.0554005192</text:p>
          </table:table-cell>
          <table:table-cell table:formula="of:=([.N40]-[.F40])/[.F40]" office:value-type="float" office:value="0.0291580459770114" calcext:value-type="float">
            <text:p>0.029158046</text:p>
          </table:table-cell>
          <table:table-cell table:formula="of:=([.N40]-[.H40])/[.H40]" office:value-type="float" office:value="0.0536214403389032" calcext:value-type="float">
            <text:p>0.0536214403</text:p>
          </table:table-cell>
          <table:table-cell table:formula="of:=([.N40]-[.J40])/[.J40]" office:value-type="float" office:value="-0.0207419073477101" calcext:value-type="float">
            <text:p>-0.0207419073</text:p>
          </table:table-cell>
          <table:table-cell table:formula="of:=([.N40]-[.L40])/[.L40]" office:value-type="float" office:value="0.00108173076923069" calcext:value-type="float">
            <text:p>0.0010817308</text:p>
          </table:table-cell>
          <table:table-cell table:formula="of:=([.N40]-[.N40])/[.N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3934.7" calcext:value-type="float">
            <text:p>3393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9290.7" calcext:value-type="float">
            <text:p>7929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8210.7" calcext:value-type="float">
            <text:p>78210.7</text:p>
          </table:table-cell>
          <table:table-cell office:value-type="float" office:value="15.0849" calcext:value-type="float">
            <text:p>15.0849</text:p>
          </table:table-cell>
          <table:table-cell office:value-type="float" office:value="80486.7" calcext:value-type="float">
            <text:p>80486.7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79309.3" calcext:value-type="float">
            <text:p>79309.3</text:p>
          </table:table-cell>
          <table:table-cell office:value-type="float" office:value="4.98888" calcext:value-type="float">
            <text:p>4.98888</text:p>
          </table:table-cell>
          <table:table-cell office:value-type="float" office:value="79370.7" calcext:value-type="float">
            <text:p>79370.7</text:p>
          </table:table-cell>
          <table:table-cell office:value-type="float" office:value="1.88562" calcext:value-type="float">
            <text:p>1.88562</text:p>
          </table:table-cell>
          <table:table-cell table:formula="of:=([.N41]-[.D41])/[.D41]" office:value-type="float" office:value="1.3389244637495" calcext:value-type="float">
            <text:p>1.3389244637</text:p>
          </table:table-cell>
          <table:table-cell table:formula="of:=([.N41]-[.F41])/[.F41]" office:value-type="float" office:value="0.0010089455636033" calcext:value-type="float">
            <text:p>0.0010089456</text:p>
          </table:table-cell>
          <table:table-cell table:formula="of:=([.N41]-[.H41])/[.H41]" office:value-type="float" office:value="0.014831730185256" calcext:value-type="float">
            <text:p>0.0148317302</text:p>
          </table:table-cell>
          <table:table-cell table:formula="of:=([.N41]-[.J41])/[.J41]" office:value-type="float" office:value="-0.0138656448829434" calcext:value-type="float">
            <text:p>-0.0138656449</text:p>
          </table:table-cell>
          <table:table-cell table:formula="of:=([.N41]-[.L41])/[.L41]" office:value-type="float" office:value="0.000774184112077577" calcext:value-type="float">
            <text:p>0.0007741841</text:p>
          </table:table-cell>
          <table:table-cell table:formula="of:=([.N41]-[.N41])/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office:value-type="float" office:value="33934.7" calcext:value-type="float">
            <text:p>3393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4914.7" calcext:value-type="float">
            <text:p>84914.7</text:p>
          </table:table-cell>
          <table:table-cell office:value-type="float" office:value="18.5712" calcext:value-type="float">
            <text:p>18.5712</text:p>
          </table:table-cell>
          <table:table-cell office:value-type="float" office:value="83628" calcext:value-type="float">
            <text:p>83628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85985.3" calcext:value-type="float">
            <text:p>8598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4658.7" calcext:value-type="float">
            <text:p>8465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4725.3" calcext:value-type="float">
            <text:p>84725.3</text:p>
          </table:table-cell>
          <table:table-cell office:value-type="float" office:value="1.88562" calcext:value-type="float">
            <text:p>1.88562</text:p>
          </table:table-cell>
          <table:table-cell table:formula="of:=([.N42]-[.D42])/[.D42]" office:value-type="float" office:value="1.4967157511338" calcext:value-type="float">
            <text:p>1.4967157511</text:p>
          </table:table-cell>
          <table:table-cell table:formula="of:=([.N42]-[.F42])/[.F42]" office:value-type="float" office:value="-0.0022304736400175" calcext:value-type="float">
            <text:p>-0.0022304736</text:p>
          </table:table-cell>
          <table:table-cell table:formula="of:=([.N42]-[.H42])/[.H42]" office:value-type="float" office:value="0.0131212034246903" calcext:value-type="float">
            <text:p>0.0131212034</text:p>
          </table:table-cell>
          <table:table-cell table:formula="of:=([.N42]-[.J42])/[.J42]" office:value-type="float" office:value="-0.0146536675454991" calcext:value-type="float">
            <text:p>-0.0146536675</text:p>
          </table:table-cell>
          <table:table-cell table:formula="of:=([.N42]-[.L42])/[.L42]" office:value-type="float" office:value="0.000786688196251606" calcext:value-type="float">
            <text:p>0.0007866882</text:p>
          </table:table-cell>
          <table:table-cell table:formula="of:=([.N42]-[.N42])/[.N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40" calcext:value-type="float">
            <text:p>180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8610.7" calcext:value-type="float">
            <text:p>1861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8104" calcext:value-type="float">
            <text:p>18104</text:p>
          </table:table-cell>
          <table:table-cell office:value-type="float" office:value="0" calcext:value-type="float">
            <text:p>0</text:p>
          </table:table-cell>
          <table:table-cell office:value-type="float" office:value="20258.7" calcext:value-type="float">
            <text:p>2025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9786.7" calcext:value-type="float">
            <text:p>19786.7</text:p>
          </table:table-cell>
          <table:table-cell office:value-type="float" office:value="1.88562" calcext:value-type="float">
            <text:p>1.88562</text:p>
          </table:table-cell>
          <table:table-cell table:formula="of:=([.N43]-[.D43])/[.D43]" office:value-type="float" office:value="0.0968237250554324" calcext:value-type="float">
            <text:p>0.0968237251</text:p>
          </table:table-cell>
          <table:table-cell table:formula="of:=([.N43]-[.F43])/[.F43]" office:value-type="float" office:value="0.0631894555282714" calcext:value-type="float">
            <text:p>0.0631894555</text:p>
          </table:table-cell>
          <table:table-cell table:formula="of:=([.N43]-[.H43])/[.H43]" office:value-type="float" office:value="0.092946310207689" calcext:value-type="float">
            <text:p>0.0929463102</text:p>
          </table:table-cell>
          <table:table-cell table:formula="of:=([.N43]-[.J43])/[.J43]" office:value-type="float" office:value="-0.0232986321925889" calcext:value-type="float">
            <text:p>-0.0232986322</text:p>
          </table:table-cell>
          <table:table-cell table:formula="of:=([.N43]-[.L43])/[.L43]" office:value-type="float" office:value="-0.00295284021909462" calcext:value-type="float">
            <text:p>-0.0029528402</text:p>
          </table:table-cell>
          <table:table-cell table:formula="of:=([.N43]-[.N43])/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40" calcext:value-type="float">
            <text:p>180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79830.7" calcext:value-type="float">
            <text:p>79830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8724" calcext:value-type="float">
            <text:p>78724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81221.3" calcext:value-type="float">
            <text:p>81221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80292" calcext:value-type="float">
            <text:p>80292</text:p>
          </table:table-cell>
          <table:table-cell office:value-type="float" office:value="0" calcext:value-type="float">
            <text:p>0</text:p>
          </table:table-cell>
          <table:table-cell office:value-type="float" office:value="80313.3" calcext:value-type="float">
            <text:p>80313.3</text:p>
          </table:table-cell>
          <table:table-cell office:value-type="float" office:value="1.88562" calcext:value-type="float">
            <text:p>1.88562</text:p>
          </table:table-cell>
          <table:table-cell table:formula="of:=([.N44]-[.D44])/[.D44]" office:value-type="float" office:value="3.45195676274945" calcext:value-type="float">
            <text:p>3.4519567627</text:p>
          </table:table-cell>
          <table:table-cell table:formula="of:=([.N44]-[.F44])/[.F44]" office:value-type="float" office:value="0.00604529335205636" calcext:value-type="float">
            <text:p>0.0060452934</text:p>
          </table:table-cell>
          <table:table-cell table:formula="of:=([.N44]-[.H44])/[.H44]" office:value-type="float" office:value="0.0201882526294396" calcext:value-type="float">
            <text:p>0.0201882526</text:p>
          </table:table-cell>
          <table:table-cell table:formula="of:=([.N44]-[.J44])/[.J44]" office:value-type="float" office:value="-0.0111793334999563" calcext:value-type="float">
            <text:p>-0.0111793335</text:p>
          </table:table-cell>
          <table:table-cell table:formula="of:=([.N44]-[.L44])/[.L44]" office:value-type="float" office:value="0.000265281721715774" calcext:value-type="float">
            <text:p>0.0002652817</text:p>
          </table:table-cell>
          <table:table-cell table:formula="of:=([.N44]-[.N44])/[.N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40" calcext:value-type="float">
            <text:p>180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10712" calcext:value-type="float">
            <text:p>110712</text:p>
          </table:table-cell>
          <table:table-cell office:value-type="float" office:value="17.282" calcext:value-type="float">
            <text:p>17.282</text:p>
          </table:table-cell>
          <table:table-cell office:value-type="float" office:value="109131" calcext:value-type="float">
            <text:p>109131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1848" calcext:value-type="float">
            <text:p>111848</text:p>
          </table:table-cell>
          <table:table-cell office:value-type="float" office:value="0" calcext:value-type="float">
            <text:p>0</text:p>
          </table:table-cell>
          <table:table-cell office:value-type="float" office:value="110533" calcext:value-type="float">
            <text:p>110533</text:p>
          </table:table-cell>
          <table:table-cell office:value-type="float" office:value="30.3462" calcext:value-type="float">
            <text:p>30.3462</text:p>
          </table:table-cell>
          <table:table-cell office:value-type="float" office:value="110509" calcext:value-type="float">
            <text:p>110509</text:p>
          </table:table-cell>
          <table:table-cell office:value-type="float" office:value="1.88562" calcext:value-type="float">
            <text:p>1.88562</text:p>
          </table:table-cell>
          <table:table-cell table:formula="of:=([.N45]-[.D45])/[.D45]" office:value-type="float" office:value="5.12577605321508" calcext:value-type="float">
            <text:p>5.1257760532</text:p>
          </table:table-cell>
          <table:table-cell table:formula="of:=([.N45]-[.F45])/[.F45]" office:value-type="float" office:value="-0.00183358624178048" calcext:value-type="float">
            <text:p>-0.0018335862</text:p>
          </table:table-cell>
          <table:table-cell table:formula="of:=([.N45]-[.H45])/[.H45]" office:value-type="float" office:value="0.0126270262345255" calcext:value-type="float">
            <text:p>0.0126270262</text:p>
          </table:table-cell>
          <table:table-cell table:formula="of:=([.N45]-[.J45])/[.J45]" office:value-type="float" office:value="-0.0119716043201488" calcext:value-type="float">
            <text:p>-0.0119716043</text:p>
          </table:table-cell>
          <table:table-cell table:formula="of:=([.N45]-[.L45])/[.L45]" office:value-type="float" office:value="-0.000217129725964192" calcext:value-type="float">
            <text:p>-0.0002171297</text:p>
          </table:table-cell>
          <table:table-cell table:formula="of:=([.N45]-[.N45])/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40" calcext:value-type="float">
            <text:p>1804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18405" calcext:value-type="float">
            <text:p>118405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6909" calcext:value-type="float">
            <text:p>116909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9373" calcext:value-type="float">
            <text:p>11937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8193" calcext:value-type="float">
            <text:p>11819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8213" calcext:value-type="float">
            <text:p>118213</text:p>
          </table:table-cell>
          <table:table-cell office:value-type="float" office:value="1.88562" calcext:value-type="float">
            <text:p>1.88562</text:p>
          </table:table-cell>
          <table:table-cell table:formula="of:=([.N46]-[.D46])/[.D46]" office:value-type="float" office:value="5.55282705099778" calcext:value-type="float">
            <text:p>5.552827051</text:p>
          </table:table-cell>
          <table:table-cell table:formula="of:=([.N46]-[.F46])/[.F46]" office:value-type="float" office:value="-0.00162155314387061" calcext:value-type="float">
            <text:p>-0.0016215531</text:p>
          </table:table-cell>
          <table:table-cell table:formula="of:=([.N46]-[.H46])/[.H46]" office:value-type="float" office:value="0.0111539744587671" calcext:value-type="float">
            <text:p>0.0111539745</text:p>
          </table:table-cell>
          <table:table-cell table:formula="of:=([.N46]-[.J46])/[.J46]" office:value-type="float" office:value="-0.00971744029219338" calcext:value-type="float">
            <text:p>-0.0097174403</text:p>
          </table:table-cell>
          <table:table-cell table:formula="of:=([.N46]-[.L46])/[.L46]" office:value-type="float" office:value="0.000169214758911272" calcext:value-type="float">
            <text:p>0.0001692148</text:p>
          </table:table-cell>
          <table:table-cell table:formula="of:=([.N46]-[.N46])/[.N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5742.7" calcext:value-type="float">
            <text:p>15742.7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16245.3" calcext:value-type="float">
            <text:p>16245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5857.3" calcext:value-type="float">
            <text:p>15857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8257.3" calcext:value-type="float">
            <text:p>18257.3</text:p>
          </table:table-cell>
          <table:table-cell office:value-type="float" office:value="3.77124" calcext:value-type="float">
            <text:p>3.77124</text:p>
          </table:table-cell>
          <table:table-cell office:value-type="float" office:value="17818.7" calcext:value-type="float">
            <text:p>17818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7849.3" calcext:value-type="float">
            <text:p>17849.3</text:p>
          </table:table-cell>
          <table:table-cell office:value-type="float" office:value="1.88562" calcext:value-type="float">
            <text:p>1.88562</text:p>
          </table:table-cell>
          <table:table-cell table:formula="of:=([.N47]-[.D47])/[.D47]" office:value-type="float" office:value="0.13381440286609" calcext:value-type="float">
            <text:p>0.1338144029</text:p>
          </table:table-cell>
          <table:table-cell table:formula="of:=([.N47]-[.F47])/[.F47]" office:value-type="float" office:value="0.0987362498691929" calcext:value-type="float">
            <text:p>0.0987362499</text:p>
          </table:table-cell>
          <table:table-cell table:formula="of:=([.N47]-[.H47])/[.H47]" office:value-type="float" office:value="0.125620376735005" calcext:value-type="float">
            <text:p>0.1256203767</text:p>
          </table:table-cell>
          <table:table-cell table:formula="of:=([.N47]-[.J47])/[.J47]" office:value-type="float" office:value="-0.0223472254933643" calcext:value-type="float">
            <text:p>-0.0223472255</text:p>
          </table:table-cell>
          <table:table-cell table:formula="of:=([.N47]-[.L47])/[.L47]" office:value-type="float" office:value="0.00171729699697501" calcext:value-type="float">
            <text:p>0.001717297</text:p>
          </table:table-cell>
          <table:table-cell table:formula="of:=([.N47]-[.N47])/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5742.7" calcext:value-type="float">
            <text:p>15742.7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74064" calcext:value-type="float">
            <text:p>74064</text:p>
          </table:table-cell>
          <table:table-cell office:value-type="float" office:value="0" calcext:value-type="float">
            <text:p>0</text:p>
          </table:table-cell>
          <table:table-cell office:value-type="float" office:value="72934.7" calcext:value-type="float">
            <text:p>72934.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5749.3" calcext:value-type="float">
            <text:p>75749.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74760" calcext:value-type="float">
            <text:p>74760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74862.7" calcext:value-type="float">
            <text:p>74862.7</text:p>
          </table:table-cell>
          <table:table-cell office:value-type="float" office:value="1.88562" calcext:value-type="float">
            <text:p>1.88562</text:p>
          </table:table-cell>
          <table:table-cell table:formula="of:=([.N48]-[.D48])/[.D48]" office:value-type="float" office:value="3.75539138775432" calcext:value-type="float">
            <text:p>3.7553913878</text:p>
          </table:table-cell>
          <table:table-cell table:formula="of:=([.N48]-[.F48])/[.F48]" office:value-type="float" office:value="0.0107839166126593" calcext:value-type="float">
            <text:p>0.0107839166</text:p>
          </table:table-cell>
          <table:table-cell table:formula="of:=([.N48]-[.H48])/[.H48]" office:value-type="float" office:value="0.0264346052016393" calcext:value-type="float">
            <text:p>0.0264346052</text:p>
          </table:table-cell>
          <table:table-cell table:formula="of:=([.N48]-[.J48])/[.J48]" office:value-type="float" office:value="-0.0117043985885019" calcext:value-type="float">
            <text:p>-0.0117043986</text:p>
          </table:table-cell>
          <table:table-cell table:formula="of:=([.N48]-[.L48])/[.L48]" office:value-type="float" office:value="0.00137372926698766" calcext:value-type="float">
            <text:p>0.0013737293</text:p>
          </table:table-cell>
          <table:table-cell table:formula="of:=([.N48]-[.N48])/[.N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5742.7" calcext:value-type="float">
            <text:p>15742.7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102521" calcext:value-type="float">
            <text:p>102521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1008" calcext:value-type="float">
            <text:p>101008</text:p>
          </table:table-cell>
          <table:table-cell office:value-type="float" office:value="0" calcext:value-type="float">
            <text:p>0</text:p>
          </table:table-cell>
          <table:table-cell office:value-type="float" office:value="103851" calcext:value-type="float">
            <text:p>103851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2376" calcext:value-type="float">
            <text:p>102376</text:p>
          </table:table-cell>
          <table:table-cell office:value-type="float" office:value="0" calcext:value-type="float">
            <text:p>0</text:p>
          </table:table-cell>
          <table:table-cell office:value-type="float" office:value="102385" calcext:value-type="float">
            <text:p>102385</text:p>
          </table:table-cell>
          <table:table-cell office:value-type="float" office:value="1.88562" calcext:value-type="float">
            <text:p>1.88562</text:p>
          </table:table-cell>
          <table:table-cell table:formula="of:=([.N49]-[.D49])/[.D49]" office:value-type="float" office:value="5.50364931047406" calcext:value-type="float">
            <text:p>5.5036493105</text:p>
          </table:table-cell>
          <table:table-cell table:formula="of:=([.N49]-[.F49])/[.F49]" office:value-type="float" office:value="-0.0013265574857834" calcext:value-type="float">
            <text:p>-0.0013265575</text:p>
          </table:table-cell>
          <table:table-cell table:formula="of:=([.N49]-[.H49])/[.H49]" office:value-type="float" office:value="0.013632583557738" calcext:value-type="float">
            <text:p>0.0136325836</text:p>
          </table:table-cell>
          <table:table-cell table:formula="of:=([.N49]-[.J49])/[.J49]" office:value-type="float" office:value="-0.0141163782727176" calcext:value-type="float">
            <text:p>-0.0141163783</text:p>
          </table:table-cell>
          <table:table-cell table:formula="of:=([.N49]-[.L49])/[.L49]" office:value-type="float" office:value="0.0000879112291943424" calcext:value-type="float">
            <text:p>8.79112291943424E-005</text:p>
          </table:table-cell>
          <table:table-cell table:formula="of:=([.N49]-[.N49])/[.N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0" calcext:value-type="float">
            <text:p>20</text:p>
          </table:table-cell>
          <table:table-cell office:value-type="float" office:value="15742.7" calcext:value-type="float">
            <text:p>15742.7</text:p>
          </table:table-cell>
          <table:table-cell office:value-type="float" office:value="6.79869" calcext:value-type="float">
            <text:p>6.79869</text:p>
          </table:table-cell>
          <table:table-cell office:value-type="float" office:value="110024" calcext:value-type="float">
            <text:p>110024</text:p>
          </table:table-cell>
          <table:table-cell office:value-type="float" office:value="3.26599" calcext:value-type="float">
            <text:p>3.26599</text:p>
          </table:table-cell>
          <table:table-cell office:value-type="float" office:value="108287" calcext:value-type="float">
            <text:p>108287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11179" calcext:value-type="float">
            <text:p>111179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9503" calcext:value-type="float">
            <text:p>109503</text:p>
          </table:table-cell>
          <table:table-cell office:value-type="float" office:value="1.88562" calcext:value-type="float">
            <text:p>1.88562</text:p>
          </table:table-cell>
          <table:table-cell office:value-type="float" office:value="109504" calcext:value-type="float">
            <text:p>109504</text:p>
          </table:table-cell>
          <table:table-cell office:value-type="float" office:value="0" calcext:value-type="float">
            <text:p>0</text:p>
          </table:table-cell>
          <table:table-cell table:formula="of:=([.N50]-[.D50])/[.D50]" office:value-type="float" office:value="5.95585890603264" calcext:value-type="float">
            <text:p>5.955858906</text:p>
          </table:table-cell>
          <table:table-cell table:formula="of:=([.N50]-[.F50])/[.F50]" office:value-type="float" office:value="-0.00472624154729877" calcext:value-type="float">
            <text:p>-0.0047262415</text:p>
          </table:table-cell>
          <table:table-cell table:formula="of:=([.N50]-[.H50])/[.H50]" office:value-type="float" office:value="0.0112386528392143" calcext:value-type="float">
            <text:p>0.0112386528</text:p>
          </table:table-cell>
          <table:table-cell table:formula="of:=([.N50]-[.J50])/[.J50]" office:value-type="float" office:value="-0.0150657947993776" calcext:value-type="float">
            <text:p>-0.0150657948</text:p>
          </table:table-cell>
          <table:table-cell table:formula="of:=([.N50]-[.L50])/[.L50]" office:value-type="float" office:value="0.00000913216989488872" calcext:value-type="float">
            <text:p>9.13216989488872E-006</text:p>
          </table:table-cell>
          <table:table-cell table:formula="of:=([.N50]-[.N50])/[.N5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9:09:02.585358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ananjai Rao</meta:initial-creator>
    <meta:creation-date>2017-01-13T17:43:42.662117132</meta:creation-date>
    <dc:date>2017-01-13T19:22:52.730935727</dc:date>
    <dc:creator>Dhananjai Rao</dc:creator>
    <meta:editing-duration>PT25M24S</meta:editing-duration>
    <meta:editing-cycles>3</meta:editing-cycles>
    <meta:generator>LibreOffice/4.3.4.1$Linux_X86_64 LibreOffice_project/430$Build-1</meta:generator>
    <meta:document-statistic meta:table-count="1" meta:cell-count="1035" meta:object-count="0"/>
  </office:meta>
</office:document-meta>
</file>